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SimHei" svg:font-family="SimHei"/>
    <style:font-face style:name="SimSun" svg:font-family="SimSun"/>
    <style:font-face style:name="宋体" svg:font-family="宋体"/>
    <style:font-face style:name="Monospace" svg:font-family="Monospace" style:font-pitch="fixed"/>
    <style:font-face style:name="AR PL KaitiM GB" svg:font-family="'AR PL KaitiM GB'" style:font-pitch="variable"/>
    <style:font-face style:name="AR PL SungtiL GB" svg:font-family="'AR PL SungtiL GB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</office:font-face-decls>
  <office:automatic-styles>
    <style:style style:name="表格2" style:family="table">
      <style:table-properties style:width="14.155cm" fo:margin-left="1.263cm" table:align="left"/>
    </style:style>
    <style:style style:name="表格2.A" style:family="table-column">
      <style:table-column-properties style:column-width="14.155cm"/>
    </style:style>
    <style:style style:name="表格2.A1" style:family="table-cell">
      <style:table-cell-properties fo:padding="0.097cm" fo:border="0.05pt solid #000000"/>
    </style:style>
    <style:style style:name="表格4" style:family="table">
      <style:table-properties style:width="15.293cm" fo:margin-left="1.263cm" table:align="left"/>
    </style:style>
    <style:style style:name="表格4.A" style:family="table-column">
      <style:table-column-properties style:column-width="15.293cm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name-asian="AR PL KaitiM GB" style:font-size-asian="10pt" style:font-size-complex="10pt"/>
    </style:style>
    <style:style style:name="P2" style:family="paragraph" style:parent-style-name="Standard">
      <style:text-properties style:font-name-asian="AR PL SungtiL GB"/>
    </style:style>
    <style:style style:name="P3" style:family="paragraph" style:parent-style-name="Standard">
      <style:text-properties fo:font-size="24pt" style:font-size-asian="24pt" style:font-size-complex="24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fo:color="#80ff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 fo:text-align="center" style:justify-single-word="false"/>
      <style:text-properties style:font-name="AR PL KaitiM GB" fo:font-size="8pt" style:font-name-asian="AR PL KaitiM GB" style:font-size-asian="8pt" style:font-size-complex="8pt"/>
    </style:style>
    <style:style style:name="P8" style:family="paragraph" style:parent-style-name="Text_20_body">
      <style:text-properties style:font-name="Nimbus Roman No9 L" style:text-underline-style="none" style:font-name-asian="宋体"/>
    </style:style>
    <style:style style:name="P9" style:family="paragraph" style:parent-style-name="Text_20_body">
      <style:paragraph-properties fo:margin-left="0cm" fo:margin-right="0cm" fo:text-indent="0.758cm" style:auto-text-indent="false"/>
    </style:style>
    <style:style style:name="P10" style:family="paragraph" style:parent-style-name="Text_20_body">
      <style:paragraph-properties fo:margin-left="0cm" fo:margin-right="0cm" fo:text-indent="0.758cm" style:auto-text-indent="false"/>
      <style:text-properties style:font-name="Nimbus Roman No9 L" fo:font-size="14pt" fo:font-weight="bold" style:font-name-asian="宋体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text-indent="0.758cm" style:auto-text-indent="false"/>
      <style:text-properties style:font-name="Nimbus Roman No9 L" style:text-underline-style="none" style:font-name-asian="宋体"/>
    </style:style>
    <style:style style:name="P12" style:family="paragraph" style:parent-style-name="Text_20_body">
      <style:paragraph-properties fo:margin-left="0cm" fo:margin-right="0cm" fo:line-height="150%" fo:text-indent="0cm" style:auto-text-indent="false">
        <style:tab-stops/>
      </style:paragraph-properties>
      <style:text-properties fo:color="#800000" style:font-name="Nimbus Roman No9 L" style:font-name-asian="宋体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style:font-name-asian="Monospac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Text_20_body">
      <style:paragraph-properties fo:margin-left="0cm" fo:margin-right="0cm" fo:text-indent="0.758cm" style:auto-text-indent="false"/>
    </style:style>
    <style:style style:name="P17" style:family="paragraph" style:parent-style-name="Text_20_body">
      <style:paragraph-properties fo:margin-left="0cm" fo:margin-right="0cm" fo:text-indent="0.758cm" style:auto-text-indent="false"/>
      <style:text-properties style:font-name="Nimbus Roman No9 L" fo:font-size="14pt" fo:font-weight="bold" style:font-name-asian="宋体" style:font-size-asian="14pt" style:font-weight-asian="bold" style:font-size-complex="14pt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0pt" style:font-size-asian="10pt" style:font-name-complex="Monospace" style:font-size-complex="10pt"/>
    </style:style>
    <style:style style:name="T4" style:family="text">
      <style:text-properties fo:color="#2a00ff"/>
    </style:style>
    <style:style style:name="T5" style:family="text">
      <style:text-properties style:font-name="AR PL SungtiL GB" style:font-name-asian="宋体"/>
    </style:style>
    <style:style style:name="T6" style:family="text">
      <style:text-properties style:font-name="Nimbus Roman No9 L" style:font-name-asian="宋体"/>
    </style:style>
    <style:style style:name="T7" style:family="text">
      <style:text-properties style:font-name="Nimbus Roman No9 L" style:text-underline-style="none" style:font-name-asian="宋体"/>
    </style:style>
    <style:style style:name="T8" style:family="text">
      <style:text-properties style:font-name="Nimbus Roman No9 L" fo:font-size="14pt" fo:font-weight="bold" style:font-name-asian="宋体" style:font-size-asian="14pt" style:font-weight-asian="bold" style:font-size-complex="14pt" style:font-weight-complex="bold"/>
    </style:style>
    <style:style style:name="T9" style:family="text">
      <style:text-properties fo:color="#000080"/>
    </style:style>
    <style:style style:name="T10" style:family="text">
      <style:text-properties fo:color="#000080" fo:font-size="10pt" style:font-size-asian="10pt" style:font-name-complex="Monospace" style:font-size-complex="10pt"/>
    </style:style>
    <style:style style:name="T11" style:family="text">
      <style:text-properties fo:color="#008000" fo:font-size="10pt" style:font-size-asian="10pt" style:font-name-complex="Monospace" style:font-size-complex="10pt"/>
    </style:style>
    <style:style style:name="T12" style:family="text">
      <style:text-properties fo:color="#800000"/>
    </style:style>
    <style:style style:name="T13" style:family="text">
      <style:text-properties fo:color="#800000" style:font-name="Nimbus Roman No9 L" style:text-underline-style="none" style:font-name-asian="宋体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@xeHSC_DG@</text:p>
      <text:p text:style-name="Standard"/>
      <text:p text:style-name="Standard">当前版本: V0.1</text:p>
      <text:p text:style-name="Standard">最后修改: <text:date style:data-style-name="N84" text:date-value="2013-06-26T10:15:00.99">2013-06-26</text:date> <text:s/><text:time style:data-style-name="N41" text:time-value="2013-06-26T10:15:00.99">10:12:48</text:time></text:p>
      <text:p text:style-name="Standard">更新说明:</text:p>
      <text:p text:style-name="Standard"><text:tab/>V0.1 2013-06-07</text:p>
      <text:p text:style-name="Standard"><text:tab/><text:tab/>初始版本讨论稿<text:tab/>hanln &lt;<text:a xlink:type="simple" xlink:href="mailto:wuhm@hisome.com">hanln@hisome.com</text:a>&gt;</text:p>
      <text:p text:style-name="P2"/>
      <text:h text:style-name="Heading_20_1" text:outline-level="1">目的</text:h>
      <text:p text:style-name="Text_20_body"><text:tab/>统一规范不同开发平台下的数据类型、接口函数等，供其他应用模块(库、可执行程序)调用，兼容多个平台。</text:p>
      <text:h text:style-name="Heading_20_1" text:outline-level="1">说明</text:h>
      <text:p text:style-name="P4"><text:span text:style-name="T5"><text:tab/>本文档为</text:span>xeHSC<text:span text:style-name="T6">开发指导，主要说明多个开发平台下如何开发、使用。</text:span></text:p>
      <text:h text:style-name="Heading_20_1" text:outline-level="1">支持目标</text:h>
      <text:p text:style-name="P4"><text:tab/>开发平台<text:tab/></text:p>
      <text:p text:style-name="P4"><text:tab/>${DEVPLAT} <text:tab/></text:p>
      <text:p text:style-name="P4"><text:tab/>LINUXGCC_32<text:tab/><text:tab/><text:tab/></text:p>
      <text:p text:style-name="P4"><text:tab/>VC6</text:p>
      <text:h text:style-name="Heading_20_1" text:outline-level="1">如何开发</text:h>
      <text:p text:style-name="P12"><text:tab/>以下假设当前工作目录（PWD）为xeHSC的根目录：$XEHSC_ROOT_DIR</text:p>
      <text:p text:style-name="P10"><text:tab/>Step-1</text:p>
      <text:p text:style-name="P11"><text:tab/>在$XEHSC_ROOT_DIR/目录下，TARGET.mk_xxx中添加如下内容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3"><text:span text:style-name="T9">CFLAGS +</text:span><text:span text:style-name="T2">= -</text:span><text:span text:style-name="T9">DCONFIG_USE_XEHSC</text:span><text:span text:style-name="T2">=1</text:span></text:p>
            <text:p text:style-name="P15"/>
            <text:p text:style-name="P13"><text:span text:style-name="T9">TARGET_DEVPLAT :</text:span><text:span text:style-name="T2">= LINUXGCC_32</text:span></text:p>
            <text:p text:style-name="P14"><text:span text:style-name="T10">CFLAGS +</text:span><text:span text:style-name="T3">= -DCONFIG_XEHSC_DEVPLAT_</text:span><text:span text:style-name="T11">$(TARGET_DEVPLAT)</text:span><text:span text:style-name="T3">=\"</text:span><text:span text:style-name="T11">$(TARGET_DEVPLAT)</text:span><text:span text:style-name="T3">\"</text:span></text:p>
          </table:table-cell>
        </table:table-row>
      </table:table>
      <text:p text:style-name="P11"/>
      <text:p text:style-name="P9"><text:span text:style-name="T7"><text:tab/>打开宏</text:span>CONFIG_USE_XEHSC，并使此变量在创建时全局有效。</text:p>
      <text:p text:style-name="Text_20_body"><text:tab/>编写代码及移植时，通过宏CONFIG_XEHSC_DEVPLAT_${TARGET_DEVPLAT}区分，宏定义可扩展。</text:p>
      <text:p text:style-name="Text_20_body"><text:tab/><text:span text:style-name="T12">注意：VC6平台下类似，通过宏定义区分。</text:span></text:p>
      <text:p text:style-name="Text_20_body"><text:soft-page-break/><text:tab/><text:span text:style-name="T8">Step-2</text:span></text:p>
      <text:p text:style-name="Text_20_body"><text:tab/>目前xeHSC对外提供的头文件包括：</text:p>
      <text:p text:style-name="Text_20_body"><text:tab/>xeHSC.h：xeHSC模块对外接口</text:p>
      <text:p text:style-name="Text_20_body"><text:tab/>xeL.H：列表相关数据接口及API</text:p>
      <text:p text:style-name="Text_20_body"><text:tab/>xeT.h：常见数据结构</text:p>
      <text:p text:style-name="Text_20_body"><text:tab/>xeR.h：错误代码</text:p>
      <text:p text:style-name="Text_20_body"><text:tab/>xeHSC_port.h：线程、网络、常见函数接口定义</text:p>
      <text:p text:style-name="Text_20_body"><text:tab/>xeLOG_internal.h：日志</text:p>
      <text:p text:style-name="Text_20_body"><text:tab/><text:span text:style-name="T8">Step-3</text:span></text:p>
      <text:p text:style-name="Text_20_body"><text:span text:style-name="T8"><text:tab/></text:span>新的待移植开发的函数根据其属性，如果属于Step-2中提到的某一类，则在相应的.h以及.c中定义、实现。</text:p>
      <text:p text:style-name="Text_20_body"><text:tab/>如果不属于，则取新名字<text:span text:style-name="T6">$NAME，</text:span>在<text:span text:style-name="T7">$XEHSC_ROOT_DIR/include</text:span>目录下创建xeHSC_<text:span text:style-name="T6">$NAME.h</text:span>，<text:span text:style-name="T7">$XEHSC_ROOT_DIR/src目录下面创建xeHSC_$NAME.c，并在$XEHSC_ROOT_DIR/include/xeHSC.h文件中添加如下内容：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5"><text:span text:style-name="T1">#include</text:span><text:span text:style-name="T2"> </text:span><text:span text:style-name="T4">"xeHSC_$NAME.h"</text:span></text:p>
          </table:table-cell>
        </table:table-row>
      </table:table>
      <text:p text:style-name="P8"/>
      <text:p text:style-name="Standard"><text:span text:style-name="T8"><text:tab/></text:span><text:span text:style-name="T12">注意：</text:span><text:span text:style-name="T13">xeHSC_$NAME.c实现时，由宏变量CONFIG_USE_XEHSC控制代码是否全局有效，并通过宏CONFIG_XEHSC_DEVPLAT_${TARGET_DEVPLAT}区分不同平台下的代码的实现。</text:span></text:p>
      <text:p text:style-name="Standard"><text:tab/></text:p>
      <text:h text:style-name="Heading_20_1" text:outline-level="1">如何使用</text:h>
      <text:p text:style-name="Text_20_body"><text:tab/>下面以libxeDEX库为例，主要说明libxeDEX库如何使用libxeHSC。</text:p>
      <text:p text:style-name="P10"><text:tab/>Step-1</text:p>
      <text:p text:style-name="Text_20_body"><text:span text:style-name="T8"><text:tab/></text:span>根据不同的平台，libxeHSC在相关的Target.mk_xxx或工程选项中定义宏CONFIG_USE_XEHSC以及CONFIG_XEHSC_DEVPLAT_${TARGET_DEVPLAT}，编译链接生成库文件xeHSC.a/.so/.lib/.dll。</text:p>
      <text:p text:style-name="P10"><text:tab/>Step-2</text:p>
      <text:p text:style-name="P9"><text:tab/>libxeDEX在相关的Target.mk_xxx或工程选项中定义宏CONFIG_USE_XEHSC以及CONFIG_XEHSC_DEVPLAT_${TARGET_DEVPLAT}。</text:p>
      <text:p text:style-name="P9"><text:tab/>libxeDEX库代码移植时，通过宏CONFIG_USE_XEHSC区分代码移植前、后的差别，以保证不使用libxeHSC时，原有代码的正确性。</text:p>
      <text:p text:style-name="P9"><text:tab/>代码移植完成后，通过引用xeHSC.a/.so/.lib/.dll库文件，完成编译链接工作。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SimHei" svg:font-family="SimHei"/>
    <style:font-face style:name="SimSun" svg:font-family="SimSun"/>
    <style:font-face style:name="宋体" svg:font-family="宋体"/>
    <style:font-face style:name="Monospace" svg:font-family="Monospace" style:font-pitch="fixed"/>
    <style:font-face style:name="AR PL KaitiM GB" svg:font-family="'AR PL KaitiM GB'" style:font-pitch="variable"/>
    <style:font-face style:name="AR PL SungtiL GB" svg:font-family="'AR PL SungtiL GB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SimSun" style:font-size-asian="12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SimHe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asian="SimSun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741cm" fo:margin-left="1.588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2.32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3.06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3.81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4.5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41cm" fo:margin-left="5.29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6.033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6.77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41cm" fo:margin-left="7.5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style:font-name-asian="AR PL KaitiM GB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AR PL KaitiM GB" fo:font-size="8pt" style:font-name-asian="AR PL KaitiM GB" style:font-size-asian="8pt" style:font-size-complex="8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杭州恒生数字设备科技有限公司&lt;&lt;研发内部文档&gt;&gt;</text:p>
        <text:p text:style-name="MP1"><draw:line text:anchor-type="paragraph" draw:z-index="1" draw:style-name="Mgr1" draw:text-style-name="MP2" svg:x1="0.531cm" svg:y1="0.116cm" svg:x2="16.083cm" svg:y2="0.116cm"><text:p/></draw:line></text:p>
      </style:header>
      <style:footer>
        <text:p text:style-name="MP3"><draw:line text:anchor-type="paragraph" draw:z-index="3" draw:style-name="Mgr1" draw:text-style-name="MP2" svg:x1="4.177cm" svg:y1="0.168cm" svg:x2="13.067cm" svg:y2="0.168cm"><text:p/></draw:line></text:p>
        <text:p text:style-name="MP4">第<text:page-number text:select-page="current">1</text:page-number>页 <text:s text:c="3"/>共<text:page-count>2</text:page-count>页 <text:s text:c="3"/>最后修改: <text:s/><text:date style:data-style-name="N84" text:date-value="2013-06-26T10:15:00.99">2013-06-26</text:date> <text:s/><text:time style:data-style-name="N41" text:time-value="2013-06-26T10:15:00.99">10:12:48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惠敏 吴</meta:initial-creator>
    <meta:creation-date>2008-08-28T10:20:16</meta:creation-date>
    <dc:creator>hanln </dc:creator>
    <dc:date>2013-06-26T10:15:01</dc:date>
    <dc:language>en-US</dc:language>
    <meta:editing-cycles>593</meta:editing-cycles>
    <meta:editing-duration>P37DT20H56M27S</meta:editing-duration>
    <meta:document-statistic meta:table-count="2" meta:image-count="0" meta:object-count="0" meta:page-count="2" meta:paragraph-count="50" meta:word-count="155" meta:character-count="1517" meta:non-whitespace-character-count="1558"/>
    <meta:user-defined meta:name="Info 1"/>
    <meta:user-defined meta:name="Info 2"/>
    <meta:user-defined meta:name="Info 3"/>
    <meta:user-defined meta:name="Info 4"/>
  </office:meta>
</office:document-meta>
</file>